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4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5" style:family="paragraph" style:parent-style-name="Standard">
      <style:text-properties officeooo:paragraph-rsid="000eb3ca"/>
    </style:style>
    <style:style style:name="P16" style:family="paragraph" style:parent-style-name="Standard">
      <style:text-properties fo:color="#888888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7pt"/>
    </style:style>
    <style:style style:name="P19" style:family="paragraph" style:parent-style-name="Standard">
      <style:text-properties fo:color="#000000" fo:font-size="7pt" officeooo:rsid="0012b21c" officeooo:paragraph-rsid="0012b21c"/>
    </style:style>
    <style:style style:name="P20" style:family="paragraph" style:parent-style-name="Standard">
      <style:text-properties fo:color="#000000" fo:font-size="7pt" officeooo:rsid="0012b21c" officeooo:paragraph-rsid="00169804"/>
    </style:style>
    <style:style style:name="P21" style:family="paragraph" style:parent-style-name="Standard">
      <style:text-properties fo:color="#000000" fo:font-size="7pt" officeooo:rsid="0012b21c" officeooo:paragraph-rsid="00199be6"/>
    </style:style>
    <style:style style:name="P22" style:family="paragraph" style:parent-style-name="Standard">
      <style:text-properties fo:color="#000000" fo:font-size="7pt" officeooo:rsid="0012b21c" officeooo:paragraph-rsid="001b5eb4"/>
    </style:style>
    <style:style style:name="P23" style:family="paragraph" style:parent-style-name="Standard">
      <style:text-properties fo:color="#000000" fo:font-size="7pt" officeooo:rsid="0012b21c" officeooo:paragraph-rsid="001d5b9e"/>
    </style:style>
    <style:style style:name="P24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5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30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2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3" style:family="paragraph" style:parent-style-name="Standard">
      <style:paragraph-properties fo:line-height="100%"/>
      <style:text-properties fo:color="#000000" fo:font-size="7pt" fo:font-style="italic" officeooo:rsid="003a7dcf" officeooo:paragraph-rsid="0079a52e" style:font-size-asian="7pt" style:font-style-asian="italic" style:font-size-complex="7pt" style:font-style-complex="italic"/>
    </style:style>
    <style:style style:name="P34" style:family="paragraph" style:parent-style-name="Standard">
      <style:paragraph-properties fo:line-height="100%"/>
      <style:text-properties fo:color="#000000" fo:font-size="7pt" fo:font-style="italic" officeooo:rsid="003a7dcf" officeooo:paragraph-rsid="007bdf53" style:font-size-asian="7pt" style:font-style-asian="italic" style:font-size-complex="7pt" style:font-style-complex="italic"/>
    </style:style>
    <style:style style:name="P35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36" style:family="paragraph" style:parent-style-name="Standard">
      <style:text-properties fo:color="#000000" fo:font-size="7pt" fo:font-style="italic" officeooo:rsid="003a7dcf" officeooo:paragraph-rsid="007dd587" style:font-size-asian="7pt" style:font-style-asian="italic" style:font-size-complex="7pt" style:font-style-complex="italic"/>
    </style:style>
    <style:style style:name="P37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8" style:family="paragraph" style:parent-style-name="Standard">
      <style:text-properties fo:color="#000000" fo:font-size="12pt" style:font-size-asian="10.5pt" style:font-size-complex="12pt"/>
    </style:style>
    <style:style style:name="P39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00%"/>
      <style:text-properties fo:color="#000000" fo:font-size="12pt" fo:font-style="normal" officeooo:rsid="000eb3ca" officeooo:paragraph-rsid="007bdf53" style:font-size-asian="12pt" style:font-style-asian="normal" style:font-size-complex="12pt" style:font-style-complex="normal"/>
    </style:style>
    <style:style style:name="P49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50" style:family="paragraph" style:parent-style-name="Standard">
      <style:text-properties fo:color="#000000" fo:font-size="12pt" fo:font-style="normal" officeooo:rsid="000eb3ca" officeooo:paragraph-rsid="007dd587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57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58" style:family="paragraph" style:parent-style-name="Standard">
      <style:paragraph-properties fo:line-height="100%"/>
      <style:text-properties fo:color="#000000" fo:font-size="12pt" fo:font-style="normal" officeooo:rsid="0036e8f9" officeooo:paragraph-rsid="0079a52e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line-height="100%"/>
      <style:text-properties fo:color="#000000" fo:font-size="12pt" fo:font-style="normal" officeooo:rsid="0036e8f9" officeooo:paragraph-rsid="007bdf53" style:font-size-asian="12pt" style:font-style-asian="normal" style:font-size-complex="12pt" style:font-style-complex="normal"/>
    </style:style>
    <style:style style:name="P60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61" style:family="paragraph" style:parent-style-name="Standard">
      <style:text-properties fo:color="#000000" fo:font-size="12pt" fo:font-style="normal" officeooo:rsid="0036e8f9" officeooo:paragraph-rsid="007dd587" style:font-size-asian="12pt" style:font-style-asian="normal" style:font-size-complex="12pt" style:font-style-complex="normal"/>
    </style:style>
    <style:style style:name="P62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64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65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68" style:family="paragraph" style:parent-style-name="Standard">
      <style:paragraph-properties fo:line-height="100%"/>
      <style:text-properties fo:color="#000000" fo:font-size="12pt" fo:font-style="normal" officeooo:rsid="0038df95" officeooo:paragraph-rsid="0079a52e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line-height="100%"/>
      <style:text-properties fo:color="#000000" fo:font-size="12pt" fo:font-style="normal" officeooo:rsid="0038df95" officeooo:paragraph-rsid="007bdf53" style:font-size-asian="12pt" style:font-style-asian="normal" style:font-size-complex="12pt" style:font-style-complex="normal"/>
    </style:style>
    <style:style style:name="P70" style:family="paragraph" style:parent-style-name="Standard">
      <style:text-properties fo:color="#000000" fo:font-size="12pt" fo:font-style="normal" officeooo:rsid="0038df95" officeooo:paragraph-rsid="007dd587" style:font-size-asian="12pt" style:font-style-asian="normal" style:font-size-complex="12pt" style:font-style-complex="normal"/>
    </style:style>
    <style:style style:name="P71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72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75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line-height="100%"/>
      <style:text-properties fo:color="#000000" fo:font-size="12pt" fo:font-style="normal" officeooo:rsid="0079a52e" officeooo:paragraph-rsid="0079a52e" style:font-size-asian="12pt" style:font-style-asian="normal" style:font-size-complex="12pt" style:font-style-complex="normal"/>
    </style:style>
    <style:style style:name="P77" style:family="paragraph" style:parent-style-name="Standard">
      <style:text-properties fo:color="#000000" fo:font-size="12pt" fo:font-style="normal" fo:font-weight="bold" officeooo:rsid="000eb3ca" officeooo:paragraph-rsid="00648d75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79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80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81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82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83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84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85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86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87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88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89" style:family="paragraph" style:parent-style-name="Standard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90" style:family="paragraph" style:parent-style-name="Standard">
      <style:paragraph-properties fo:line-height="100%"/>
      <style:text-properties fo:color="#000000" fo:font-size="10pt" fo:font-style="italic" officeooo:rsid="0012b21c" officeooo:paragraph-rsid="007bdf53" style:font-size-asian="10pt" style:font-style-asian="italic" style:font-size-complex="10pt" style:font-style-complex="italic"/>
    </style:style>
    <style:style style:name="P91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92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93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94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95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96" style:family="paragraph" style:parent-style-name="Standard">
      <style:text-properties fo:color="#000000" style:font-name="Liberation Serif" fo:font-size="12pt" fo:font-style="normal" officeooo:rsid="0041f89c" officeooo:paragraph-rsid="00732490" style:font-size-asian="12pt" style:font-style-asian="normal" style:font-size-complex="12pt" style:font-style-complex="normal"/>
    </style:style>
    <style:style style:name="P97" style:family="paragraph" style:parent-style-name="Standard">
      <style:text-properties officeooo:rsid="00117a91" officeooo:paragraph-rsid="00117a91"/>
    </style:style>
    <style:style style:name="P98" style:family="paragraph" style:parent-style-name="Standard">
      <style:text-properties officeooo:rsid="00117a91" officeooo:paragraph-rsid="0012b21c"/>
    </style:style>
    <style:style style:name="P99" style:family="paragraph" style:parent-style-name="Standard">
      <style:text-properties officeooo:rsid="0012b21c" officeooo:paragraph-rsid="0012b21c"/>
    </style:style>
    <style:style style:name="P100" style:family="paragraph" style:parent-style-name="Standard">
      <style:text-properties officeooo:rsid="0012b21c" officeooo:paragraph-rsid="001b5eb4"/>
    </style:style>
    <style:style style:name="P101" style:family="paragraph" style:parent-style-name="Standard">
      <style:text-properties officeooo:paragraph-rsid="000ff0f2"/>
    </style:style>
    <style:style style:name="P102" style:family="paragraph" style:parent-style-name="Standard">
      <style:text-properties officeooo:paragraph-rsid="00169804"/>
    </style:style>
    <style:style style:name="P103" style:family="paragraph" style:parent-style-name="Standard">
      <style:text-properties officeooo:rsid="00169804" officeooo:paragraph-rsid="00169804"/>
    </style:style>
    <style:style style:name="P104" style:family="paragraph" style:parent-style-name="Standard">
      <style:text-properties officeooo:paragraph-rsid="00199be6"/>
    </style:style>
    <style:style style:name="P105" style:family="paragraph" style:parent-style-name="Standard">
      <style:text-properties officeooo:rsid="00199be6" officeooo:paragraph-rsid="00199be6"/>
    </style:style>
    <style:style style:name="P106" style:family="paragraph" style:parent-style-name="Standard">
      <style:text-properties officeooo:rsid="00199be6" officeooo:paragraph-rsid="001d5b9e"/>
    </style:style>
    <style:style style:name="P107" style:family="paragraph" style:parent-style-name="Standard">
      <style:text-properties officeooo:paragraph-rsid="001b5eb4"/>
    </style:style>
    <style:style style:name="P108" style:family="paragraph" style:parent-style-name="Standard">
      <style:text-properties officeooo:rsid="001b5eb4" officeooo:paragraph-rsid="001b5eb4"/>
    </style:style>
    <style:style style:name="P109" style:family="paragraph" style:parent-style-name="Standard">
      <style:text-properties officeooo:paragraph-rsid="001bb130"/>
    </style:style>
    <style:style style:name="P110" style:family="paragraph" style:parent-style-name="Standard">
      <style:text-properties officeooo:paragraph-rsid="001d5b9e"/>
    </style:style>
    <style:style style:name="P111" style:family="paragraph" style:parent-style-name="Standard">
      <style:text-properties officeooo:rsid="001d74c4" officeooo:paragraph-rsid="001ef0ce"/>
    </style:style>
    <style:style style:name="P112" style:family="paragraph" style:parent-style-name="Standard">
      <style:text-properties officeooo:rsid="001ef0ce" officeooo:paragraph-rsid="001ef0ce"/>
    </style:style>
    <style:style style:name="P113" style:family="paragraph" style:parent-style-name="Standard">
      <style:text-properties officeooo:paragraph-rsid="0028b8be"/>
    </style:style>
    <style:style style:name="P114" style:family="paragraph" style:parent-style-name="Standard">
      <style:text-properties officeooo:rsid="00174b84" officeooo:paragraph-rsid="0028b8be"/>
    </style:style>
    <style:style style:name="P115" style:family="paragraph" style:parent-style-name="Standard">
      <style:text-properties officeooo:rsid="00174b84" officeooo:paragraph-rsid="0030f5c1"/>
    </style:style>
    <style:style style:name="P116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117" style:family="paragraph" style:parent-style-name="Standard">
      <style:text-properties officeooo:paragraph-rsid="0037c5e0"/>
    </style:style>
    <style:style style:name="P118" style:family="paragraph" style:parent-style-name="Standard">
      <style:text-properties officeooo:paragraph-rsid="003d04a3"/>
    </style:style>
    <style:style style:name="P119" style:family="paragraph" style:parent-style-name="Standard">
      <style:text-properties officeooo:paragraph-rsid="0041f89c"/>
    </style:style>
    <style:style style:name="P120" style:family="paragraph" style:parent-style-name="Standard">
      <style:text-properties officeooo:paragraph-rsid="004c2209"/>
    </style:style>
    <style:style style:name="P121" style:family="paragraph" style:parent-style-name="Standard">
      <style:text-properties officeooo:paragraph-rsid="00587052"/>
    </style:style>
    <style:style style:name="P122" style:family="paragraph" style:parent-style-name="Standard">
      <style:text-properties officeooo:rsid="005df30b" officeooo:paragraph-rsid="005df30b"/>
    </style:style>
    <style:style style:name="P123" style:family="paragraph" style:parent-style-name="Standard">
      <style:text-properties officeooo:paragraph-rsid="00648d75"/>
    </style:style>
    <style:style style:name="P124" style:family="paragraph" style:parent-style-name="Standard">
      <style:text-properties officeooo:paragraph-rsid="00107839"/>
    </style:style>
    <style:style style:name="P125" style:family="paragraph" style:parent-style-name="Standard">
      <style:paragraph-properties fo:line-height="100%"/>
      <style:text-properties officeooo:paragraph-rsid="006157fd"/>
    </style:style>
    <style:style style:name="P126" style:family="paragraph" style:parent-style-name="Standard">
      <style:paragraph-properties fo:line-height="100%"/>
      <style:text-properties officeooo:paragraph-rsid="00676397"/>
    </style:style>
    <style:style style:name="P127" style:family="paragraph" style:parent-style-name="Standard">
      <style:paragraph-properties fo:line-height="100%"/>
      <style:text-properties officeooo:paragraph-rsid="0079a52e"/>
    </style:style>
    <style:style style:name="P128" style:family="paragraph" style:parent-style-name="Standard">
      <style:paragraph-properties fo:line-height="100%"/>
      <style:text-properties officeooo:paragraph-rsid="007bdf53"/>
    </style:style>
    <style:style style:name="P129" style:family="paragraph" style:parent-style-name="Standard">
      <style:paragraph-properties fo:line-height="100%"/>
      <style:text-properties officeooo:paragraph-rsid="007dd587"/>
    </style:style>
    <style:style style:name="P130" style:family="paragraph" style:parent-style-name="Standard">
      <style:paragraph-properties fo:line-height="100%"/>
      <style:text-properties officeooo:paragraph-rsid="0082a3bc"/>
    </style:style>
    <style:style style:name="P131" style:family="paragraph" style:parent-style-name="Standard">
      <style:paragraph-properties fo:line-height="100%"/>
      <style:text-properties officeooo:rsid="0068ac5c" officeooo:paragraph-rsid="0068ac5c"/>
    </style:style>
    <style:style style:name="P132" style:family="paragraph" style:parent-style-name="Standard">
      <style:text-properties officeooo:paragraph-rsid="00732490"/>
    </style:style>
    <style:style style:name="P133" style:family="paragraph" style:parent-style-name="Standard">
      <style:text-properties officeooo:rsid="0076694d" officeooo:paragraph-rsid="0076694d"/>
    </style:style>
    <style:style style:name="P134" style:family="paragraph" style:parent-style-name="Standard">
      <style:text-properties officeooo:paragraph-rsid="007dd587"/>
    </style:style>
    <style:style style:name="P135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36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37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38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39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40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41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42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43" style:family="paragraph" style:parent-style-name="Standard">
      <style:paragraph-properties fo:break-before="page"/>
      <style:text-properties officeooo:rsid="000eb3ca" officeooo:paragraph-rsid="00107839"/>
    </style:style>
    <style:style style:name="P144" style:family="paragraph" style:parent-style-name="Standard">
      <style:paragraph-properties fo:break-before="page"/>
      <style:text-properties officeooo:rsid="000eb3ca" officeooo:paragraph-rsid="00117a91"/>
    </style:style>
    <style:style style:name="P145" style:family="paragraph" style:parent-style-name="Standard">
      <style:paragraph-properties fo:break-before="page"/>
      <style:text-properties officeooo:rsid="000eb3ca" officeooo:paragraph-rsid="00169804"/>
    </style:style>
    <style:style style:name="P146" style:family="paragraph" style:parent-style-name="Standard">
      <style:paragraph-properties fo:break-before="page"/>
      <style:text-properties officeooo:rsid="000eb3ca" officeooo:paragraph-rsid="00199be6"/>
    </style:style>
    <style:style style:name="P147" style:family="paragraph" style:parent-style-name="Standard">
      <style:paragraph-properties fo:break-before="page"/>
      <style:text-properties officeooo:rsid="000eb3ca" officeooo:paragraph-rsid="001d5b9e"/>
    </style:style>
    <style:style style:name="P148" style:family="paragraph" style:parent-style-name="Standard">
      <style:paragraph-properties fo:break-before="page"/>
      <style:text-properties officeooo:rsid="000eb3ca" officeooo:paragraph-rsid="001b5eb4"/>
    </style:style>
    <style:style style:name="P149" style:family="paragraph" style:parent-style-name="Standard">
      <style:paragraph-properties fo:line-height="100%" fo:break-before="page"/>
      <style:text-properties officeooo:paragraph-rsid="007dd587"/>
    </style:style>
    <style:style style:name="P150" style:family="paragraph" style:parent-style-name="Standard">
      <style:paragraph-properties fo:break-before="page"/>
      <style:text-properties officeooo:paragraph-rsid="007dd587"/>
    </style:style>
    <style:style style:name="P151" style:family="paragraph" style:parent-style-name="Text_20_body">
      <style:paragraph-properties fo:line-height="100%"/>
      <style:text-properties officeooo:paragraph-rsid="006157fd"/>
    </style:style>
    <style:style style:name="P152" style:family="paragraph" style:parent-style-name="Text_20_body">
      <style:paragraph-properties fo:line-height="100%"/>
      <style:text-properties officeooo:paragraph-rsid="00676397"/>
    </style:style>
    <style:style style:name="P153" style:family="paragraph" style:parent-style-name="Text_20_body">
      <style:paragraph-properties fo:line-height="100%"/>
      <style:text-properties officeooo:paragraph-rsid="007bdf53"/>
    </style:style>
    <style:style style:name="P154" style:family="paragraph" style:parent-style-name="Text_20_body">
      <style:text-properties officeooo:rsid="006157fd" officeooo:paragraph-rsid="00648d75"/>
    </style:style>
    <style:style style:name="P155" style:family="paragraph" style:parent-style-name="Text_20_body">
      <style:text-properties officeooo:rsid="006157fd" officeooo:paragraph-rsid="00732490"/>
    </style:style>
    <style:style style:name="P156" style:family="paragraph" style:parent-style-name="Text_20_body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57" style:family="paragraph" style:parent-style-name="Standard">
      <style:paragraph-properties fo:line-height="100%"/>
      <style:text-properties fo:color="#000000" fo:font-size="12pt" fo:font-style="normal" officeooo:rsid="000eb3ca" officeooo:paragraph-rsid="007bdf53" style:font-size-asian="12pt" style:font-style-asian="normal" style:font-size-complex="12pt" style:font-style-complex="normal"/>
    </style:style>
    <style:style style:name="P158" style:family="paragraph" style:parent-style-name="Standard">
      <style:paragraph-properties fo:line-height="100%"/>
      <style:text-properties fo:color="#000000" fo:font-size="12pt" fo:font-style="normal" officeooo:rsid="007bdf53" officeooo:paragraph-rsid="007bdf53" style:font-size-asian="12pt" style:font-style-asian="normal" style:font-size-complex="12pt" style:font-style-complex="normal"/>
    </style:style>
    <style:style style:name="P159" style:family="paragraph" style:parent-style-name="Standard">
      <style:paragraph-properties fo:line-height="100%"/>
      <style:text-properties fo:color="#000000" style:text-position="0% 100%" fo:font-size="12pt" fo:font-style="normal" officeooo:rsid="0080fb2d" officeooo:paragraph-rsid="0082a3bc" style:font-size-asian="12pt" style:font-style-asian="normal" style:font-size-complex="12pt" style:font-style-complex="normal"/>
    </style:style>
    <style:style style:name="P160" style:family="paragraph" style:parent-style-name="Standard">
      <style:paragraph-properties fo:line-height="100%"/>
      <style:text-properties fo:color="#000000" style:text-position="0% 100%" fo:font-size="12pt" fo:font-style="normal" officeooo:rsid="0082a3bc" officeooo:paragraph-rsid="0082a3bc" style:font-size-asian="12pt" style:font-style-asian="normal" style:font-size-complex="12pt" style:font-style-complex="normal"/>
    </style:style>
    <style:style style:name="P161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7cfad9" style:font-size-asian="10pt" style:font-style-asian="italic" style:font-size-complex="10pt" style:font-style-complex="italic"/>
    </style:style>
    <style:style style:name="T29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0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1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79a52e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officeooo:rsid="007bdf53" style:font-size-asian="12pt" style:font-style-asian="normal" style:font-size-complex="12pt" style:font-style-complex="normal"/>
    </style:style>
    <style:style style:name="T58" style:family="text">
      <style:text-properties fo:color="#000000" fo:font-size="12pt" fo:font-style="normal" officeooo:rsid="007cfad9" style:font-size-asian="12pt" style:font-style-asian="normal" style:font-size-complex="12pt" style:font-style-complex="normal"/>
    </style:style>
    <style:style style:name="T59" style:family="text">
      <style:text-properties fo:color="#000000" fo:font-size="12pt" fo:font-style="normal" officeooo:rsid="007dd587" style:font-size-asian="12pt" style:font-style-asian="normal" style:font-size-complex="12pt" style:font-style-complex="normal"/>
    </style:style>
    <style:style style:name="T60" style:family="text">
      <style:text-properties fo:color="#000000" fo:font-size="12pt" fo:font-style="normal" officeooo:rsid="007fce4b" style:font-size-asian="12pt" style:font-style-asian="normal" style:font-size-complex="12pt" style:font-style-complex="normal"/>
    </style:style>
    <style:style style:name="T61" style:family="text">
      <style:text-properties fo:color="#000000" fo:font-size="12pt" fo:font-style="normal" officeooo:rsid="0080fb2d" style:font-size-asian="12pt" style:font-style-asian="normal" style:font-size-complex="12pt" style:font-style-complex="normal"/>
    </style:style>
    <style:style style:name="T62" style:family="text">
      <style:text-properties fo:color="#000000" fo:font-size="12pt" fo:font-style="normal" officeooo:rsid="0082a3bc" style:font-size-asian="12pt" style:font-style-asian="normal" style:font-size-complex="12pt" style:font-style-complex="normal"/>
    </style:style>
    <style:style style:name="T63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65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66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67" style:family="text">
      <style:text-properties fo:color="#000000" style:text-position="super 58%" fo:font-size="12pt" fo:font-style="normal" officeooo:rsid="0080fb2d" style:font-size-asian="12pt" style:font-style-asian="normal" style:font-size-complex="12pt" style:font-style-complex="normal"/>
    </style:style>
    <style:style style:name="T68" style:family="text">
      <style:text-properties fo:color="#000000" style:text-position="0% 100%" fo:font-size="12pt" fo:font-style="normal" officeooo:rsid="007bdf53" style:font-size-asian="12pt" style:font-style-asian="normal" style:font-size-complex="12pt" style:font-style-complex="normal"/>
    </style:style>
    <style:style style:name="T69" style:family="text">
      <style:text-properties fo:color="#000000" style:text-position="0% 100%" fo:font-size="12pt" fo:font-style="normal" officeooo:rsid="0080fb2d" style:font-size-asian="12pt" style:font-style-asian="normal" style:font-size-complex="12pt" style:font-style-complex="normal"/>
    </style:style>
    <style:style style:name="T70" style:family="text">
      <style:text-properties fo:color="#000000" style:text-position="0% 100%" fo:font-size="12pt" fo:font-style="normal" officeooo:rsid="0082a3bc" style:font-size-asian="12pt" style:font-style-asian="normal" style:font-size-complex="12pt" style:font-style-complex="normal"/>
    </style:style>
    <style:style style:name="T71" style:family="text">
      <style:text-properties officeooo:rsid="001d5b9e"/>
    </style:style>
    <style:style style:name="T72" style:family="text">
      <style:text-properties officeooo:rsid="001ef0ce"/>
    </style:style>
    <style:style style:name="T73" style:family="text">
      <style:text-properties officeooo:rsid="0020eac3"/>
    </style:style>
    <style:style style:name="T74" style:family="text">
      <style:text-properties officeooo:rsid="001879ec"/>
    </style:style>
    <style:style style:name="T75" style:family="text">
      <style:text-properties officeooo:rsid="002a21f9"/>
    </style:style>
    <style:style style:name="T76" style:family="text">
      <style:text-properties officeooo:rsid="002b6f3c"/>
    </style:style>
    <style:style style:name="T77" style:family="text">
      <style:text-properties officeooo:rsid="002dd7dc"/>
    </style:style>
    <style:style style:name="T78" style:family="text">
      <style:text-properties officeooo:rsid="0038795f"/>
    </style:style>
    <style:style style:name="T79" style:family="text">
      <style:text-properties officeooo:rsid="0037cd49"/>
    </style:style>
    <style:style style:name="T80" style:family="text">
      <style:text-properties officeooo:rsid="003a7dcf"/>
    </style:style>
    <style:style style:name="T81" style:family="text">
      <style:text-properties fo:font-size="7pt" style:font-size-asian="7pt" style:font-size-complex="7pt"/>
    </style:style>
    <style:style style:name="T82" style:family="text">
      <style:text-properties fo:font-size="7pt" officeooo:rsid="0037cd49" style:font-size-asian="7pt" style:font-size-complex="7pt"/>
    </style:style>
    <style:style style:name="T83" style:family="text">
      <style:text-properties fo:font-size="7pt" officeooo:rsid="003a7dcf" style:font-size-asian="7pt" style:font-size-complex="7pt"/>
    </style:style>
    <style:style style:name="T84" style:family="text">
      <style:text-properties officeooo:rsid="0037c5e0"/>
    </style:style>
    <style:style style:name="T85" style:family="text">
      <style:text-properties officeooo:rsid="003c5e77"/>
    </style:style>
    <style:style style:name="T86" style:family="text">
      <style:text-properties officeooo:rsid="0041f89c"/>
    </style:style>
    <style:style style:name="T87" style:family="text">
      <style:text-properties officeooo:rsid="004600d9"/>
    </style:style>
    <style:style style:name="T88" style:family="text">
      <style:text-properties officeooo:rsid="004c2209"/>
    </style:style>
    <style:style style:name="T89" style:family="text">
      <style:text-properties officeooo:rsid="004ee334"/>
    </style:style>
    <style:style style:name="T90" style:family="text">
      <style:text-properties officeooo:rsid="00587052"/>
    </style:style>
    <style:style style:name="T91" style:family="text">
      <style:text-properties officeooo:rsid="007dd587"/>
    </style:style>
    <style:style style:name="T92" style:family="text">
      <style:text-properties officeooo:rsid="008458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Distribuční centrum Někdeníku Monte Karlos</text:p>
      <text:p text:style-name="P2"/>
      <text:p text:style-name="P2">Seznam <text:span text:style-name="T85">odběratelů</text:span>:</text:p>
      <text:p text:style-name="P11">daniel.klvana@email.cz,</text:p>
      <text:p text:style-name="P11">jana.klvanova@email.cz,</text:p>
      <text:p text:style-name="P13">radekkl66@seznam.cz,</text:p>
      <text:p text:style-name="P101"><text:span text:style-name="T2">gabriela.vs@seznam.c</text:span><text:span text:style-name="T5">z</text:span><text:span text:style-name="T2">,</text:span></text:p>
      <text:p text:style-name="P12">jsaroch@email.cz,</text:p>
      <text:p text:style-name="P12"/>
      <text:p text:style-name="P15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24"><text:span text:style-name="T3">maxmilianhejl@gmail.co</text:span><text:span text:style-name="T4">m,</text:span></text:p>
      <text:p text:style-name="P14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4"/>
      <text:p text:style-name="P77"/>
      <text:p text:style-name="P137"><text:span text:style-name="T43">U</text:span><text:span text:style-name="T45">vítací e-mail</text:span><text:span text:style-name="T55">y</text:span></text:p>
      <text:p text:style-name="P44"/>
      <text:p text:style-name="P75">(Vzor)</text:p>
      <text:p text:style-name="P123"><text:span text:style-name="T43">Monte Karlos </text:span><text:span text:style-name="T39">N</text:span><text:span text:style-name="T44">ěkdeník</text:span></text:p>
      <text:p text:style-name="P44"/>
      <text:p text:style-name="P123"><text:span text:style-name="T38">P</text:span><text:span text:style-name="T44">řeji krásný dobrý den</text:span><text:span text:style-name="T37">,</text:span></text:p>
      <text:p text:style-name="P55"/>
      <text:p text:style-name="P123"><text:span text:style-name="T40">t</text:span><text:span text:style-name="T44">ěší nás, že jste projevili zájem o náš časopis. Tímto jste byli zařazeni mezi pravidelné odebiratele Monte Karlos Někdeníku - nejexkluzivnějšího magazínu n</text:span><text:span text:style-name="T45">a poli</text:span><text:span text:style-name="T44"> žurnalistiky. </text:span><text:span text:style-name="T45">Záhy </text:span><text:span text:style-name="T46">V</text:span><text:span text:style-name="T45">ám také bude (společně s desítkami milionů našich spokojených čtenářů) zasláno n</text:span><text:span text:style-name="T51">ejnovější číslo Někdeníku</text:span><text:span text:style-name="T45">. </text:span><text:span text:style-name="T44">Čerstvé novinky ze závodu o post Nejvyššího vůdce všeho učitelstva, tak budete dostávat z první (a naprosto nezaujaté</text:span><text:span text:style-name="T45">)</text:span><text:span text:style-name="T44"> ruky Karlose Žebatého a šéfredaktorky Někdeníku Alžběty Ašelové</text:span><text:span text:style-name="T66">©</text:span><text:span text:style-name="T64">. M</text:span><text:span text:style-name="T65">n</text:span><text:span text:style-name="T64">ě už teď pouze dovolte popřát Vám za celou redakci mnoho příjemných chvil strávených s naší publikací.</text:span></text:p>
      <text:p text:style-name="P94"/>
      <text:p text:style-name="P55"><text:span text:style-name="T87">V</text:span>áš Lubomír Lečko</text:p>
      <text:p text:style-name="P30">vedoucí distribučního oddělení někdeníku Monte Karlos</text:p>
      <text:p text:style-name="P86"/>
      <text:p text:style-name="P154"><text:span text:style-name="T18">Pokud by jste měli jakékoliv dotazy ohledně distribuce časopisu, neváhejte se obrátit na naši zákaznickou linku umístěnou na adrese</text:span><text:span text:style-name="T24"> </text:span><text:span text:style-name="T29">Karlosova 77, 000 03 Monte Carlo 4,</text:span><text:span text:style-name="T23"> </text:span><text:span text:style-name="T18">v kuchyňce ve třetím patře.</text:span></text:p>
      <text:p text:style-name="P49"/>
      <text:p text:style-name="P49"/>
      <text:p text:style-name="P133"><text:span text:style-name="T43">(</text:span><text:span text:style-name="T30">Pro pana Šarocha)</text:span></text:p>
      <text:p text:style-name="P132"><text:span text:style-name="T43">Monte Karlos </text:span><text:span text:style-name="T39">N</text:span><text:span text:style-name="T44">ěkdeník</text:span></text:p>
      <text:p text:style-name="P49"/>
      <text:p text:style-name="P96">Přeji krásný dobrý den,</text:p>
      <text:p text:style-name="P95"/>
      <text:p text:style-name="P95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95"/>
      <text:p text:style-name="P60"><text:span text:style-name="T87">V</text:span>áš Lubomír Lečko</text:p>
      <text:p text:style-name="P35">vedoucí distribučního oddělení někdeníku Monte Karlos</text:p>
      <text:p text:style-name="P91"/>
      <text:p text:style-name="P155"><text:span text:style-name="T18">Pokud by jste měl jakékoliv dotazy ohledně distribuce časopisu, neváhejte se obrátit na naši zákaznickou linku umístěnou na adrese</text:span><text:span text:style-name="T24"> </text:span><text:span text:style-name="T29">Karlosova 77, 000 03 Monte Carlo 4,</text:span><text:span text:style-name="T23"> </text:span><text:span text:style-name="T18">v kuchyňce ve třetím patře.</text:span></text:p>
      <text:p text:style-name="P135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43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6"/>
      <text:p text:style-name="P17">Lubomír Lečko</text:p>
      <text:p text:style-name="P18">vedoucí distribučního oddělení někdeníku Monte Karlos</text:p>
      <text:p text:style-name="P38"/>
      <text:p text:style-name="P3"/>
      <text:p text:style-name="P144">Monte Karlos 2<text:span text:style-name="T9">5</text:span>-2019</text:p>
      <text:p text:style-name="P3"/>
      <text:p text:style-name="P97">Zdravím všechny naše věrné čtenáře,</text:p>
      <text:p text:style-name="P97"/>
      <text:p text:style-name="P98">opět vychází nové číslo někdeníku, možná si říkáte že je to trochu brzy, jenže náš časopis nemůže vycházet jen tak kdy se nám <text:span text:style-name="T10">z</text:span>líbí, naopak musí vycházet někdy.</text:p>
      <text:p text:style-name="P98"/>
      <text:p text:style-name="P98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97"/>
      <text:p text:style-name="P99">Doufám, že se Vám bude dnešní číslo líbit alespoň tak jako mně, Váš</text:p>
      <text:p text:style-name="P99"/>
      <text:p text:style-name="P99">Lubomír Lečko</text:p>
      <text:p text:style-name="P19">vedoucí distribučního oddělení někdeníku Monte Karlos</text:p>
      <text:p text:style-name="P19"/>
      <text:p text:style-name="P78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4"/>
      <text:p text:style-name="P19"/>
      <text:p text:style-name="P7"/>
      <text:p text:style-name="P145">Monte Karlos 2<text:span text:style-name="T11">6</text:span>-2019</text:p>
      <text:p text:style-name="P102"/>
      <text:p text:style-name="P103">Dobrý den,</text:p>
      <text:p text:style-name="P103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102"/>
      <text:p text:style-name="P102"><text:span text:style-name="T11">Ať </text:span>Vám <text:span text:style-name="T11">při čtení takříkajíc </text:span><text:span text:style-name="T12">„nevypadnou oči z důlků“</text:span> přeje</text:p>
      <text:p text:style-name="P102"/>
      <text:p text:style-name="P102">Lubomír Lečko</text:p>
      <text:p text:style-name="P20">vedoucí distribučního oddělení někdeníku Monte Karlos</text:p>
      <text:p text:style-name="P19"/>
      <text:p text:style-name="P78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9"/>
      <text:p text:style-name="P19"/>
      <text:p text:style-name="P8"/>
      <text:p text:style-name="P146">Monte Karlos 2<text:span text:style-name="T13">8</text:span>-2019</text:p>
      <text:p text:style-name="P104"/>
      <text:p text:style-name="P105">Vážené dámy a pánové, milí příznivci Někdeníku.</text:p>
      <text:p text:style-name="P105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105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104"/>
      <text:p text:style-name="P104">Lubomír Lečko</text:p>
      <text:p text:style-name="P21">vedoucí distribučního oddělení někdeníku Monte Karlos</text:p>
      <text:p text:style-name="P21"/>
      <text:p text:style-name="P79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61" text:outline-level="2"/>
      <text:p text:style-name="P10"/>
      <text:p text:style-name="P148">Monte Karlos <text:span text:style-name="T14">Speciální příloha</text:span></text:p>
      <text:p text:style-name="P107"/>
      <text:p text:style-name="P108">Veselé Vánoce všem našim věrným čtenářům,</text:p>
      <text:p text:style-name="P108"/>
      <text:p text:style-name="P108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108">Všem co se do stavby betlému pustíte přeju hodně trpělivosti a zdaru při lepení a doufám, že budete se svými výtvory spokojeni. </text:p>
      <text:p text:style-name="P108"/>
      <text:p text:style-name="P109"><text:span text:style-name="T15">Váš <text:s/></text:span>Lubomír Lečko</text:p>
      <text:p text:style-name="P22">vedoucí distribučního oddělení někdeníku Monte Karlos</text:p>
      <text:p text:style-name="P22"/>
      <text:p text:style-name="P100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80"/>
      <text:p text:style-name="P9"/>
      <text:p text:style-name="P147">Monte Karlos 2<text:span text:style-name="T71">7</text:span>-2019</text:p>
      <text:p text:style-name="P110"/>
      <text:p text:style-name="P106">Vážené dámy a pánové, milí příznivci Někdeníku,</text:p>
      <text:p text:style-name="P106"/>
      <text:p text:style-name="P111">konečně je to tady! Nové vánoční dvojčíslo, poslední Někdeník v tomto roce. <text:span text:style-name="T72">Sice</text:span> vychází o tři dny později, než jsem slíbil, <text:span text:style-name="T72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112">Po tři dny a tři noci tak museli všichni naši počítačoví experti usilovně pracovat, aby tento problém napravili. Nyní už je však vše v pořádku a já <text:span text:style-name="T73">bych </text:span>Vám tímto <text:span text:style-name="T73">rád popřál</text:span> krásné vánoční čtení.</text:p>
      <text:p text:style-name="P110"/>
      <text:p text:style-name="P110"><text:span text:style-name="T73">Váš </text:span>Lubomír Lečko</text:p>
      <text:p text:style-name="P23">vedoucí distribučního oddělení někdeníku Monte Karlos</text:p>
      <text:p text:style-name="P23"/>
      <text:p text:style-name="P93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1"/>
      <text:p text:style-name="P81"/>
      <text:p text:style-name="P92"/>
      <text:p text:style-name="P136">2. Fáze</text:p>
      <text:p text:style-name="P5"/>
      <text:p text:style-name="P5">Monte Karlos 1-2020</text:p>
      <text:p text:style-name="P113"/>
      <text:p text:style-name="P39">TOTO NENÍ APRÍLOVÝ ŽERT. MONTE KARLOS NĚKDENÍK PO ČTVRT ROCE SKUTEČNĚ OPĚT VYŠEL. TOTO NENÍ APRÍLOVÝ ŽERT. MONTE KARLOS NĚKDENÍK PO ČTVRT ROCE SKUTEČNĚ OPĚT VYŠEL.</text:p>
      <text:p text:style-name="P113"/>
      <text:p text:style-name="P5">Vážení čtenáři,</text:p>
      <text:p text:style-name="P113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76">hradním komplexu</text:span> v malebném městečku v Německu, (pokud se o aktuálním průběhu soutěže chcete dočíst více, doporučuji nahlédnout do naší nové rubriky <text:span text:style-name="T75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77">Karlostudio 3 FM</text:span> (rádio <text:span text:style-name="T76">M</text:span>onte <text:span text:style-name="T76">K</text:span>arla), ani žádnou z jeho repríz, pak jistě oceníte přepis tohoto komentáře, který naleznete ve zvláštní příloze k tomuto číslu. Rád bych ještě dodal, že spekulace o tom, že původcem <text:span text:style-name="T76">K</text:span>orona viru jsou ilegálně vyvíjené biologické zbraně, kterých chtěla Pálkovská využít při bitvě, a <text:span text:style-name="T75">na kterých měla pod přísným utajením pracovat</text:span> komandátor Jakešová a její Komando smrti, zůstaly nepotvrzené, byť se mnoho novinářů snažilo dokázat opak (drtivá většina z nich se nakazila Koronavirem).</text:p>
      <text:p text:style-name="P114">Co se týká naší delší nepřítomnosti na poli <text:span text:style-name="T76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74">do vašich emailových schránek</text:span>, je nabité informacemi, novými články a rub<text:span text:style-name="T76">r</text:span>ikami a v neposlední řadě rozhovorem s <text:span text:style-name="T74">k</text:span>omandátorem Jakešovou <text:span text:style-name="T74">a to je jen malá ochutnávka z toho, co všechno pro Vás letos v redakci chystáme</text:span>.</text:p>
      <text:p text:style-name="P113"/>
      <text:p text:style-name="P113"><text:span text:style-name="T75">váš </text:span>Lubomír Lečko</text:p>
      <text:p text:style-name="P25">vedoucí distribučního oddělení někdeníku Monte Karlos</text:p>
      <text:p text:style-name="P25"/>
      <text:p text:style-name="P82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15"/>
      <text:p text:style-name="P39">TOTO NENÍ APRÍLOVÝ ŽERT. MONTE KARLOS NĚKDENÍK PO ČTVRT ROCE SKUTEČNĚ OPĚT VYŠEL. TOTO NENÍ APRÍLOVÝ ŽERT. MONTE KARLOS NĚKDENÍK PO ČTVRT ROCE SKUTEČNĚ OPĚT VYŠEL.</text:p>
      <text:p text:style-name="P39"/>
      <text:p text:style-name="P40"/>
      <text:p text:style-name="P138">Monte Karlos 2-2020</text:p>
      <text:p text:style-name="P40"/>
      <text:p text:style-name="P51">Vážené dámy a pánové,</text:p>
      <text:p text:style-name="P51"/>
      <text:p text:style-name="P51">už nemůžu dál. Kantoři se ztrácejí, cel<text:span text:style-name="T78">e</text:span>brity nepřicházejí, mentolové bonbony kam se podíváte, <text:span text:style-name="T78">dovolená.</text:span> Celé to šílenství kolem koronaviru jenom kvůli podělané módě. A <text:span text:style-name="T79">Ašelová</text:span> si najme detektiva. To mi ještě scházelo. <text:span text:style-name="T80">A</text:span> <text:span text:style-name="T80">ta dovolená</text:span>. Mohl<text:span text:style-name="T79">a</text:span> <text:span text:style-name="T79">vyšetření těch únosů</text:span> předat mému detektivnímu oddělení. Ale to on<text:span text:style-name="T79">a</text:span> ne! A ještě o tom pátrání budeme psát v Někdeníku. Samozřejmě, prosím, vždyť to tady <text:span text:style-name="T79">celé</text:span> stejně beztak vede <text:span text:style-name="T78">a může mě poslat, kam chce.</text:span> <text:span text:style-name="T79">Normálně bych byl zvědavý, co z toho detektiva vyleze, ale tentokrát to ani nechci vědět. Pokud to ale zajímá Vás, milí čtenáři, nic Vám nebrání nahlédnout do naší nové rubriky Vyšetřování.</text:span></text:p>
      <text:p text:style-name="P51"/>
      <text:p text:style-name="P51">váš Lubomír Lečko</text:p>
      <text:p text:style-name="P51"><text:span text:style-name="T82">z nucené</text:span><text:span text:style-name="T81"> ilegální dovolené na </text:span><text:span text:style-name="T82">svém metru čtverečním pustého ostrova, </text:span><text:span text:style-name="T83">tohle si někdo odskáče</text:span></text:p>
      <text:p text:style-name="P37"/>
      <text:p text:style-name="P51">Zatracený písek.</text:p>
      <text:p text:style-name="P51"/>
      <text:p text:style-name="P83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3"/>
      <text:p text:style-name="P40"/>
      <text:p text:style-name="P138">Monte Karlos <text:span text:style-name="T84">3</text:span>-2020</text:p>
      <text:p text:style-name="P40"/>
      <text:p text:style-name="P117"><text:span text:style-name="T35">Vážení </text:span><text:span text:style-name="T36">a milí čtenáři</text:span><text:span text:style-name="T35">,</text:span></text:p>
      <text:p text:style-name="P51"/>
      <text:p text:style-name="P118"><text:span text:style-name="T31">kantoři se ztrácejí přímo záchvatným tempem a my stále netušíme, kdo je unáší. </text:span><text:span text:style-name="T32">Zatím máme jediného podezřelého</text:span><text:span text:style-name="T31">. T</text:span><text:span text:style-name="T32">o se zase</text:span><text:span text:style-name="T31"> Sir Daniel Jonathan Pace </text:span><text:span text:style-name="T32">vytáhl</text:span><text:span text:style-name="T31">. Pokud chcete slyšet fňukání a sebelítost nad tím, jak strašn</text:span><text:span text:style-name="T32">ou má práci</text:span><text:span text:style-name="T31">, doporučuju </text:span><text:span text:style-name="T32">jeho</text:span><text:span text:style-name="T31"> skoro čtyři strany dlouhý srdceryvný výlev, který naleznete v našem časopise pod názvem vyšetřování. </text:span><text:span text:style-name="T32">Kdo ho do té práce nutil, </text:span><text:span text:style-name="T33">ptám se já</text:span><text:span text:style-name="T32">.</text:span></text:p>
      <text:p text:style-name="P118"><text:span text:style-name="T32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4">nedaleké</text:span><text:span text:style-name="T32"> budoucnosti. </text:span><text:span text:style-name="T33">K dnešnímu číslu </text:span><text:span text:style-name="T34">Vám </text:span><text:span text:style-name="T33">doporučuji uvařit </text:span><text:span text:style-name="T34">si </text:span><text:span text:style-name="T33">velký hrnek kakaa, upéct alespoň dva plechy </text:span><text:span text:style-name="T34">domácích </text:span><text:span text:style-name="T33">čokoládových sušenek, vyčkat na nějaké <text:s/>deštivé odpoledne a začíst se do něj, bude to stát za to, ostatně jako vždy.</text:span></text:p>
      <text:p text:style-name="P51"/>
      <text:p text:style-name="P51">váš Lubomír Lečko</text:p>
      <text:p text:style-name="P26">vedoucí distribučního oddělení někdeníku Monte Karlos</text:p>
      <text:p text:style-name="P51"/>
      <text:p text:style-name="P83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39">Monte Karlos <text:span text:style-name="T86">4</text:span>-2020</text:p>
      <text:p text:style-name="P41"/>
      <text:p text:style-name="P119"><text:span text:style-name="T35">Vážení </text:span><text:span text:style-name="T36">a milí</text:span><text:span text:style-name="T35"> </text:span><text:span text:style-name="T37">příznivci Někdeníku,</text:span></text:p>
      <text:p text:style-name="P52"/>
      <text:p text:style-name="P62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63"/>
      <text:p text:style-name="P52"><text:span text:style-name="T87">V</text:span>áš Lubomír Lečko</text:p>
      <text:p text:style-name="P27">vedoucí distribučního oddělení někdeníku Monte Karlos</text:p>
      <text:p text:style-name="P52"/>
      <text:p text:style-name="P84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40">Monte Karlos <text:span text:style-name="T88">5</text:span>-2020</text:p>
      <text:p text:style-name="P42"/>
      <text:p text:style-name="P120"><text:span text:style-name="T38">Drazí </text:span><text:span text:style-name="T37">příznivci Někdeníku,</text:span></text:p>
      <text:p text:style-name="P53"/>
      <text:p text:style-name="P71">v tomto čísle se můžete těšit na Karlosův kebab, zdvižené palce, skupinu jezevců a cestu kolem světa, a to vše v Karlos čepici. Také se k nám navrátil již všemi oplakaný Tatar a do DWF se <text:span text:style-name="T89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72">S přáním rychlého a bezbolestného čtení,</text:p>
      <text:p text:style-name="P64"/>
      <text:p text:style-name="P53"><text:span text:style-name="T87">V</text:span>áš Lubomír Lečko</text:p>
      <text:p text:style-name="P28">vedoucí distribučního oddělení někdeníku Monte Karlos</text:p>
      <text:p text:style-name="P53"/>
      <text:p text:style-name="P85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41">Monte Karlos <text:span text:style-name="T90">6</text:span>-2020</text:p>
      <text:p text:style-name="P43"/>
      <text:p text:style-name="P121"><text:span text:style-name="T38">V</text:span><text:span text:style-name="T39">ážení čtenáři</text:span><text:span text:style-name="T37">,</text:span></text:p>
      <text:p text:style-name="P54"/>
      <text:p text:style-name="P121"><text:span text:style-name="T40">z</text:span><text:span text:style-name="T39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22"><text:span text:style-name="T39">Z</text:span><text:span text:style-name="T30">ároveň přijměte prosím mou co nej</text:span><text:span text:style-name="T41">u</text:span><text:span text:style-name="T30">pří</text:span><text:span text:style-name="T41">mnější omluvu za 24 hodinové zpoždění, které jste si museli vytrpět kvůli neschopnému laminovacímu týmu. </text:span><text:span text:style-name="T42">Je to banda břídílů.</text:span><text:span text:style-name="T41"> Všechny jsem je s okamžitou platností propustil a letěl jsem na </text:span><text:span text:style-name="T42">Bakerův ostrov zalaminovat všechny Někdeníky sám.</text:span></text:p>
      <text:p text:style-name="P65"/>
      <text:p text:style-name="P54"><text:span text:style-name="T87">V</text:span>áš Lubomír Lečko</text:p>
      <text:p text:style-name="P29">vedoucí distribučního oddělení někdeníku Monte Karlos</text:p>
      <text:p text:style-name="P54"/>
      <text:p text:style-name="P121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42">Monte Karlos <text:span text:style-name="T14">Speciální příloha 1</text:span></text:p>
      <text:p text:style-name="P45"/>
      <text:p text:style-name="P125"><text:span text:style-name="T38">V</text:span><text:span text:style-name="T39">ážení čtenáři</text:span><text:span text:style-name="T37">,</text:span></text:p>
      <text:p text:style-name="P56"/>
      <text:p text:style-name="P73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66"/>
      <text:p text:style-name="P56"><text:span text:style-name="T87">V</text:span>áš Lubomír Lečko</text:p>
      <text:p text:style-name="P31">vedoucí distribučního oddělení někdeníku Monte Karlos</text:p>
      <text:p text:style-name="P56"/>
      <text:p text:style-name="P151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87"/>
      <text:p text:style-name="P87"/>
      <text:p text:style-name="P87"/>
      <text:p text:style-name="P126"><text:span text:style-name="T43">Monte Karlos </text:span><text:span text:style-name="T47">Speciální příloha </text:span><text:span text:style-name="T49">2</text:span></text:p>
      <text:p text:style-name="P46"/>
      <text:p text:style-name="P126"><text:span text:style-name="T38">V</text:span><text:span text:style-name="T39">ážení </text:span><text:span text:style-name="T48">truchlící</text:span><text:span text:style-name="T37">,</text:span></text:p>
      <text:p text:style-name="P57"/>
      <text:p text:style-name="P126"><text:span text:style-name="T42">J</text:span><text:span text:style-name="T48">e tomu již 126 dní ode </text:span><text:span text:style-name="T49">dne</text:span><text:span text:style-name="T48">, kdy nás opustila Olšana Kupé, nejskvělejší politická recenzentka všech dob. Pár byrokratických záležitostí kolem její smrti se </text:span><text:span text:style-name="T49">ale </text:span><text:span text:style-name="T48">bohužel trochu protáhlo, takže její pohřeb se konal až tuto </text:span><text:span text:style-name="T63">středu</text:span><text:span text:style-name="T48">. </text:span><text:span text:style-name="T42">Ve speciální </text:span><text:span text:style-name="T48">2</text:span><text:span text:style-name="T42">. příloze k ještě nevydanému 7.číslu Monte Karlos Někdeníku Vám </text:span><text:span text:style-name="T50">exkluzivně </text:span><text:span text:style-name="T42">přinášíme </text:span><text:span text:style-name="T48">nevídané svědectví, jednoho ze smutečních hostů.</text:span><text:span text:style-name="T42"> </text:span><text:span text:style-name="T49">Do budoucna se však dívám s optimismem a </text:span><text:span text:style-name="T50">pevně </text:span><text:span text:style-name="T49">věřím, že brzy už budeme distribuovat i nové číslo Někdeníku.</text:span></text:p>
      <text:p text:style-name="P74"/>
      <text:p text:style-name="P131"><text:span text:style-name="T49">Z </text:span><text:span text:style-name="T30">nově vybudovaného sídla Monte Karla (Řím taky nepostavili za den) posílá pozdrav</text:span></text:p>
      <text:p text:style-name="P67"/>
      <text:p text:style-name="P57"><text:span text:style-name="T87">V</text:span>áš Lubomír Lečko</text:p>
      <text:p text:style-name="P32">vedoucí distribučního oddělení někdeníku Monte Karlos</text:p>
      <text:p text:style-name="P57"/>
      <text:p text:style-name="P152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47"/>
      <text:p text:style-name="P150"><text:span text:style-name="T43">Monte Karlos </text:span><text:span text:style-name="T39">7-</text:span><text:span text:style-name="T43">2020</text:span></text:p>
      <text:p text:style-name="P50"/>
      <text:p text:style-name="P134"><text:span text:style-name="T38">V</text:span><text:span text:style-name="T39">ážení čtenáři</text:span><text:span text:style-name="T37">,</text:span></text:p>
      <text:p text:style-name="P134"><text:span text:style-name="T51">závod o post nejvyššího vůdce všeho učitelstva už je zase je v plném proudu a stejně tak pořad Monte Karlos, kter</text:span><text:span text:style-name="T52">ý</text:span><text:span text:style-name="T51"> se sice musí </text:span><text:span text:style-name="T53">kvůli </text:span><text:span text:style-name="T54">jakési pandemii </text:span><text:span text:style-name="T51">pořádat v </text:span><text:span text:style-name="T52">poněkud</text:span><text:span text:style-name="T51"> skromnějším počtu 5</text:span><text:span text:style-name="T52">0 000 diváků, nicméně takto zase mohou mít mezi sebou třímetrové rozestupy a pohodlnější saténová křesla. Zároveň se d</text:span><text:span text:style-name="T54">íky tomuto kroku</text:span><text:span text:style-name="T53"> </text:span><text:span text:style-name="T52">zvýšila exkluzivita pořadu a asi zdevítinásobila cena vstupenek. </text:span><text:span text:style-name="T53">Náhodou se ale také celý rozhovor s celebritou ocitl v krizi. Nebudu Vás napínat, více informací se dozvíte v mé zpovědi. </text:span><text:span text:style-name="T54">Ale samozřejmě i ostatní rubriky mají co nabídnout, bude to stát za to, tak si držte paruky.</text:span></text:p>
      <text:p text:style-name="P70"/>
      <text:p text:style-name="P61"><text:span text:style-name="T87">V</text:span>áš Lubomír Lečko</text:p>
      <text:p text:style-name="P36">vedoucí distribučního oddělení někdeníku Monte Karlos</text:p>
      <text:p text:style-name="P61"/>
      <text:p text:style-name="P129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6">umazané od burákového másla (on Bob si </text:span><text:span text:style-name="T27">pořád tahá nějaké do práce</text:span><text:span text:style-name="T26">)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49"><text:span text:style-name="T43">Monte Karlos </text:span><text:span text:style-name="T47">Speciální příloha </text:span><text:span text:style-name="T49">3</text:span></text:p>
      <text:p text:style-name="P47"/>
      <text:p text:style-name="P127"><text:span text:style-name="T38">V</text:span><text:span text:style-name="T39">ážení </text:span><text:span text:style-name="T48">č</text:span><text:span text:style-name="T56">tenáři</text:span><text:span text:style-name="T37">,</text:span></text:p>
      <text:p text:style-name="P58"/>
      <text:p text:style-name="P76">Vánoce se nezadržitelně blíží a ve snaze zpříjemnit Vám několik posledních dní, které zbývají do Štědrého dne, jsme i letos přišli s betlémem tematicky věnovaným velké filmové a tentokrát i knižní sáze. Navíc jsme letos při tvorbě betlému spojili síly i se společností Lego. Výsledkem této spolupráce je velkolepý Betlém inspirovaný kouzelnickým světem J. K. Rowlingové. Můžete jej nalézt v dnešní speciální 3. příloze k již vydanému 7. číslu Monte Karlos Někdeníku.</text:p>
      <text:p text:style-name="P76">Tímto mi dovolte popřát Vám za celou redakci krásné a nevšední prožití vánočních svátků a budu se těšit brzy na viděnou.</text:p>
      <text:p text:style-name="P68"/>
      <text:p text:style-name="P58"><text:span text:style-name="T87">V</text:span>áš Lubomír Lečko</text:p>
      <text:p text:style-name="P33">vedoucí distribučního oddělení někdeníku Monte Karlos</text:p>
      <text:p text:style-name="P89"/>
      <text:p text:style-name="P156">Pokud byste měli jakékoliv potíže s doručením (noviny Vám nejsou doručovány pravidelně, dostáváte roztrhané nebo zmoklé výtisky, či výtisky ve formátu velikosti A1, atd.) neváhejte nás kontaktovat na této e-mailové adrese, stejně tak se na nás obraťte, pokud by jste si přáli z jakéhokoliv důvodu (ač by to bylo tak jako tak nepochopitelné) se z odběru našich prestižních novin odhlásit.</text:p>
      <text:p text:style-name="P48"/>
      <text:p text:style-name="P48"/>
      <text:p text:style-name="P48"/>
      <text:p text:style-name="P128"><text:span text:style-name="T43">Monte Karlos </text:span><text:span text:style-name="T47">Speciální příloha </text:span><text:span text:style-name="T49">4</text:span></text:p>
      <text:p text:style-name="P48"/>
      <text:p text:style-name="P128"><text:span text:style-name="T38">D</text:span><text:span text:style-name="T57">razí</text:span><text:span text:style-name="T39"> </text:span><text:span text:style-name="T48">č</text:span><text:span text:style-name="T56">tenáři</text:span><text:span text:style-name="T37">,</text:span></text:p>
      <text:p text:style-name="P59"/>
      <text:p text:style-name="P128"><text:span text:style-name="T57">od vydání 7. čísla už uplynuly dlouhé dva měsíce </text:span><text:span text:style-name="T58">(ano, ani mně se to nechce věřit), </text:span><text:span text:style-name="T57">takže se Vám vůbec nedivím, pokud už jste od stavu napjatého očekávání dalšího v</text:span><text:span text:style-name="T58">ýtisku</text:span><text:span text:style-name="T57"> přešli do stavu naprostého zoufalství </text:span><text:span text:style-name="T58">z nedostatku čerstvých novinek </text:span><text:span text:style-name="T57">a p</text:span><text:span text:style-name="T58">osléze</text:span><text:span text:style-name="T57"> až do stavu naprosté netečnosti. Samozřejmě že si tuto prodlevu někdo patřičně odskáče a že ten někdo budu jako vždycky já. Minulý týden jsem skákal po levé noze, tento týden skáču po pravé a příští budu skákat </text:span><text:span text:style-name="T58">snožmo</text:span><text:span text:style-name="T57">. Pak už bych měl mít konečně odskákáno, a to by také mělo shodou okolností </text:span><text:span text:style-name="T58">konečně </text:span><text:span text:style-name="T57">vyjít další, tedy 8., číslo </text:span><text:span text:style-name="T58">Monte Karlos Někdeníku</text:span><text:span text:style-name="T57">. Za celé zdržení se </text:span><text:span text:style-name="T59">jménem redakce velmi omlouvám, můžete si být jisti, že se za něj </text:span><text:span text:style-name="T57">bude někdo </text:span><text:span text:style-name="T59">patřičně </text:span><text:span text:style-name="T57">zpovídat </text:span><text:span text:style-name="T60">a jak jinak než </text:span><text:span text:style-name="T61">zase </text:span><text:span text:style-name="T60">já</text:span><text:span text:style-name="T57"> </text:span><text:span text:style-name="T58">a to </text:span><text:span text:style-name="T57">ve své zpovědi, </text:span><text:span text:style-name="T58">kde</text:span><text:span text:style-name="T57"> se také dozvíte, co </text:span><text:span text:style-name="T61">vlastně </text:span><text:span text:style-name="T60">vydání dalšího čísla</text:span><text:span text:style-name="T57"> tak zdrželo.</text:span></text:p>
      <text:p text:style-name="P158"/>
      <text:p text:style-name="P130"><text:span text:style-name="T62">Nemám pro Vás ale jen špatné zprávy jako obvykle. </text:span><text:span text:style-name="T60">V </text:span><text:span text:style-name="T62">příloze dnešního e-mailu naleznete</text:span><text:span text:style-name="T61"> </text:span><text:span text:style-name="T58">4.</text:span><text:span text:style-name="T57"> přílohu k již vydanému 7. číslu, </text:span><text:span text:style-name="T61">průvodce znamením Zvěrály</text:span><text:span text:style-name="T67">TM</text:span><text:span text:style-name="T57">. Magistr Celestius, náš nový dvorní astrolog, Vás v ní provede v</text:span><text:span text:style-name="T61">šemi jejími zákonitostmi, zvláštnostmi, zákoutími a zahradami</text:span><text:span text:style-name="T68"> </text:span><text:span text:style-name="T69">a počínaje 8. číslem se můžete těšit na </text:span><text:span text:style-name="T70">Magistrovy pravidelné předpovědi v naší </text:span><text:span text:style-name="T69">nov</text:span><text:span text:style-name="T70">é</text:span><text:span text:style-name="T69"> rubrik</text:span><text:span text:style-name="T70">ce</text:span><text:span text:style-name="T69"> - Kaňonskop. </text:span></text:p>
      <text:p text:style-name="P159"/>
      <text:p text:style-name="P160">Ať při čtení nezabloudíte v šípkovém trní Vám přeje</text:p>
      <text:p text:style-name="P69"/>
      <text:p text:style-name="P59"><text:span text:style-name="T87">V</text:span>áš Lubomír Lečko</text:p>
      <text:p text:style-name="P34"><text:span text:style-name="T91">skákající </text:span>vedoucí distribučního oddělení <text:span text:style-name="T92">N</text:span>ěkdeníku Monte Karlos</text:p>
      <text:p text:style-name="P90"/>
      <text:p text:style-name="P153"><text:span text:style-name="T18">Pokud byste měli jakékoliv potíže s doručením (noviny Vám nejsou doručovány pravidelně, dostáváte roztrhané nebo zmoklé výtisky, či </text:span><text:span text:style-name="T28">výtisky, které nabádají k nebezpečným matematickým operacím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7T22:50:05.103000000</meta:creation-date>
    <dc:date>2021-01-24T22:26:31.157432527</dc:date>
    <meta:editing-duration>PT11H56M32S</meta:editing-duration>
    <meta:editing-cycles>50</meta:editing-cycles>
    <meta:generator>LibreOffice/6.4.6.2$Linux_X86_64 LibreOffice_project/40$Build-2</meta:generator>
    <meta:document-statistic meta:table-count="0" meta:image-count="0" meta:object-count="0" meta:page-count="18" meta:paragraph-count="156" meta:word-count="3868" meta:character-count="25164" meta:non-whitespace-character-count="21439"/>
  </office:meta>
</office:document-meta>
</file>